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CHNICAL_5f_COMP" style:display-name="TECHNICAL_COMP" style:family="table">
      <style:table-properties style:width="15.903cm" fo:margin-left="-0.97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547cm"/>
    </style:style>
    <style:style style:name="TECHNICAL_5f_COMP.B" style:display-name="TECHNICAL_COMP.B" style:family="table-column">
      <style:table-column-properties style:column-width="6.569cm"/>
    </style:style>
    <style:style style:name="TECHNICAL_5f_COMP.C" style:display-name="TECHNICAL_COMP.C" style:family="table-column">
      <style:table-column-properties style:column-width="5.914cm"/>
    </style:style>
    <style:style style:name="TECHNICAL_5f_COMP.D" style:display-name="TECHNICAL_COMP.D" style:family="table-column">
      <style:table-column-properties style:column-width="2.873cm"/>
    </style:style>
    <style:style style:name="TECHNICAL_5f_COMP.1" style:display-name="TECHNICAL_COMP.1" style:family="table-row">
      <style:table-row-properties style:min-row-height="1.012cm"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.2" style:display-name="TECHNICAL_COMP.2" style:family="table-row">
      <style:table-row-properties fo:keep-together="auto"/>
    </style:style>
    <style:style style:name="NICE_5f_TO_5f_HAVE_5f_SKILL" style:display-name="NICE_TO_HAVE_SKILL" style:family="table">
      <style:table-properties style:width="15.903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6.569cm"/>
    </style:style>
    <style:style style:name="NICE_5f_TO_5f_HAVE_5f_SKILL.C" style:display-name="NICE_TO_HAVE_SKILL.C" style:family="table-column">
      <style:table-column-properties style:column-width="5.914cm"/>
    </style:style>
    <style:style style:name="NICE_5f_TO_5f_HAVE_5f_SKILL.D" style:display-name="NICE_TO_HAVE_SKILL.D" style:family="table-column">
      <style:table-column-properties style:column-width="2.873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1b477e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8" style:family="paragraph" style:parent-style-name="Standard">
      <style:paragraph-properties fo:orphans="0" fo:widows="0"/>
      <style:text-properties fo:font-weight="bold" style:font-weight-asian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T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2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3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4" style:family="text">
      <style:text-properties fo:color="#0000cc" loext:opacity="100%" fo:font-weight="bold" style:font-weight-asian="bold" style:font-size-complex="12.5pt" style:font-weight-complex="bold"/>
    </style:style>
    <style:style style:name="T5" style:family="text">
      <style:text-properties fo:font-size="12.5pt" style:font-size-asian="12.5pt" style:font-size-complex="12.5pt"/>
    </style:style>
    <style:style style:name="T6" style:family="text">
      <style:text-properties fo:font-size="12.5pt" style:font-size-asian="12.5pt" style:font-name-complex="Calibri1" style:font-size-complex="12.5pt"/>
    </style:style>
    <style:style style:name="T7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8" style:family="text">
      <style:text-properties fo:font-weight="bold" style:font-weight-asian="bold"/>
    </style:style>
    <style:style style:name="T9" style:family="text">
      <style:text-properties fo:color="#5b9bd5" loext:opacity="100%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5"><text:bookmark-start text:name="_Hlk95926626"/>«Insert Procurement Title» «Insert Procurement ID»</text:p>
      <text:p text:style-name="P1"><text:span text:style-name="T1">Reference: </text:span><text:bookmark-start text:name="_Hlk92685062"/><text:span text:style-name="T3">«</text:span><text:bookmark-end text:name="_Hlk92685062"/><text:span text:style-name="T3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5"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2">«Insert Name of Buyer»</text:span><text:span text:style-name="T5"> </text:span><text:bookmark text:name="_Hlk96322526"/><text:bookmark-end text:name="_Hlk96322841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6">Responses will be evaluated and scored using the scoring method detailed in the Statement of Requirements </text:span><text:span text:style-name="T7">(Attachment 1 in the bid pack).</text:span></text:p>
      <text:p text:style-name="P10"/>
      <text:p text:style-name="P9"><text:span text:style-name="T6">Responses must be uploaded by the closing date for applications </text:span><text:span text:style-name="T3">«Insert Time, Date, Month, Year of #4».</text:span></text:p>
      <text:p text:style-name="P11"/>
      <text:p text:style-name="P11">Responses must be made in English. If you exceed the x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23">Essential skills and experience</text:p>
      <text:p text:style-name="P12"/>
      <text:p text:style-name="P12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column table:style-name="TECHNICAL_5f_COMP.D"/>
        <table:table-row table:style-name="TECHNICAL_5f_COMP.1">
          <table:table-cell table:style-name="TECHNICAL_5f_COMP.A1" office:value-type="string">
            <text:p text:style-name="P17">#</text:p>
          </table:table-cell>
          <table:table-cell table:style-name="TECHNICAL_5f_COMP.A1" office:value-type="string">
            <text:p text:style-name="P18">Question</text:p>
          </table:table-cell>
          <table:table-cell table:style-name="TECHNICAL_5f_COMP.A1" office:value-type="string">
            <text:p text:style-name="P18">Weighting</text:p>
          </table:table-cell>
          <table:table-cell table:style-name="TECHNICAL_5f_COMP.A1" office:value-type="string">
            <text:p text:style-name="P18">Response</text:p>
          </table:table-cell>
        </table:table-row>
        <table:table-row table:style-name="TECHNICAL_5f_COMP.2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14"><text:span text:style-name="T4">«Insert_</text:span><text:span text:style-name="T3">Technical_Comp_Ess_Skill_Descrip</text:span><text:span text:style-name="T4"> _#»</text:span><text:span text:style-name="T9"><text:line-break/></text:span></text:p>
            <text:p text:style-name="P14"/>
          </table:table-cell>
          <table:table-cell table:style-name="TECHNICAL_5f_COMP.A1" office:value-type="string">
            <text:p text:style-name="P14"><text:span text:style-name="T4">«Insert_</text:span><text:span text:style-name="T3">Technical_Comp_Ess_Skill_Weight_#</text:span><text:span text:style-name="T4">»</text:span><text:span text:style-name="T9"> </text:span><text:span text:style-name="T8">%</text:span></text:p>
          </table:table-cell>
          <table:table-cell table:style-name="TECHNICAL_5f_COMP.A1" office:value-type="string">
            <text:p text:style-name="P14">Attachment</text:p>
          </table:table-cell>
        </table:table-row>
      </table:table>
      <text:p text:style-name="P12"/>
      <text:p text:style-name="P12"/>
      <text:p text:style-name="P12"/>
      <text:p text:style-name="P23">Nice-to-have skills and experience<text:line-break/></text:p>
      <text:p text:style-name="P8"/>
      <text:p text:style-name="P8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column table:style-name="NICE_5f_TO_5f_HAVE_5f_SKILL.D"/>
        <table:table-row table:style-name="NICE_5f_TO_5f_HAVE_5f_SKILL.1">
          <table:table-cell table:style-name="NICE_5f_TO_5f_HAVE_5f_SKILL.A1" office:value-type="string">
            <text:p text:style-name="P17">#</text:p>
          </table:table-cell>
          <table:table-cell table:style-name="NICE_5f_TO_5f_HAVE_5f_SKILL.A1" office:value-type="string">
            <text:p text:style-name="P18">Question</text:p>
          </table:table-cell>
          <table:table-cell table:style-name="NICE_5f_TO_5f_HAVE_5f_SKILL.A1" office:value-type="string">
            <text:p text:style-name="P18">Weighting</text:p>
          </table:table-cell>
          <table:table-cell table:style-name="NICE_5f_TO_5f_HAVE_5f_SKILL.A1" office:value-type="string">
            <text:p text:style-name="P18">Response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4">«Insert_</text:span><text:span text:style-name="T3">Technical_Comp_Nice_Skill_Descrip_conditional_#</text:span><text:span text:style-name="T4">»</text:span><text:span text:style-name="T9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4">«Insert_</text:span><text:span text:style-name="T3">Technical_Comp_Nice_Skill_Weight#_conditional_#</text:span><text:span text:style-name="T4">»</text:span><text:span text:style-name="T8">%</text:span></text:p>
          </table:table-cell>
          <table:table-cell table:style-name="NICE_5f_TO_5f_HAVE_5f_SKILL.A1" office:value-type="string">
            <text:p text:style-name="P14">Attachment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9">Activity</text:p>
          </table:table-cell>
          <table:table-cell table:style-name="Table3.A1" office:value-type="string">
            <text:p text:style-name="P20">Date</text:p>
          </table:table-cell>
        </table:table-row>
        <table:table-row table:style-name="Table3.1">
          <table:table-cell table:style-name="Table3.A1" office:value-type="string">
            <text:p text:style-name="P21">Published</text:p>
          </table:table-cell>
          <table:table-cell table:style-name="Table3.A1" office:value-type="string">
            <text:p text:style-name="P16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2">Deadline for asking questions</text:p>
          </table:table-cell>
          <table:table-cell table:style-name="Table3.A1" office:value-type="string">
            <text:p text:style-name="P16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2">Deadline for publishing clarification responses</text:p>
          </table:table-cell>
          <table:table-cell table:style-name="Table3.A1" office:value-type="string">
            <text:p text:style-name="P16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2">Closing date for applications</text:p>
          </table:table-cell>
          <table:table-cell table:style-name="Table3.A1" office:value-type="string">
            <text:p text:style-name="P16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1">Evaluation of shortlisting responses</text:p>
          </table:table-cell>
          <table:table-cell table:style-name="Table3.A1" office:value-type="string">
            <text:p text:style-name="P16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1">Publication of further assessment documents</text:p>
          </table:table-cell>
          <table:table-cell table:style-name="Table3.A1" office:value-type="string">
            <text:p text:style-name="P16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1">Closing date for written proposals</text:p>
          </table:table-cell>
          <table:table-cell table:style-name="Table3.A1" office:value-type="string">
            <text:p text:style-name="P16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1">Supplier presentations (if applicable)</text:p>
          </table:table-cell>
          <table:table-cell table:style-name="Table3.A1" office:value-type="string">
            <text:p text:style-name="P16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1">Evaluation of further assessment responses</text:p>
          </table:table-cell>
          <table:table-cell table:style-name="Table3.A1" office:value-type="string">
            <text:p text:style-name="P16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1">Standstill period (if applicable)</text:p>
          </table:table-cell>
          <table:table-cell table:style-name="Table3.A1" office:value-type="string">
            <text:p text:style-name="P16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1">Contract award</text:p>
          </table:table-cell>
          <table:table-cell table:style-name="Table3.A1" office:value-type="string">
            <text:p text:style-name="P16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1">Contract signature</text:p>
          </table:table-cell>
          <table:table-cell table:style-name="Table3.A1" office:value-type="string">
            <text:p text:style-name="P16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1">Contract start</text:p>
          </table:table-cell>
          <table:table-cell table:style-name="Table3.A1" office:value-type="string">
            <text:p text:style-name="P16">«Insert Time, Date, Month, Year of #11»</text:p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harma thalanki</meta:initial-creator>
    <meta:editing-cycles>7</meta:editing-cycles>
    <meta:creation-date>2022-10-04T10:39:00</meta:creation-date>
    <dc:date>2022-10-11T20:43:56.240503459</dc:date>
    <meta:editing-duration>PT1H27M33S</meta:editing-duration>
    <meta:generator>LibreOffice/7.3.4.2$MacOSX_X86_64 LibreOffice_project/728fec16bd5f605073805c3c9e7c4212a0120dc5</meta:generator>
    <meta:document-statistic meta:table-count="3" meta:image-count="0" meta:object-count="0" meta:page-count="3" meta:paragraph-count="62" meta:word-count="316" meta:character-count="2222" meta:non-whitespace-character-count="1964"/>
    <meta:user-defined meta:name="AppVersion">16.0000</meta:user-defined>
    <meta:template xlink:type="simple" xlink:actuate="onRequest" xlink:title="Normal" xlink:href=""/>
  </office:meta>
</office:document-meta>
</file>